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>
        <style:tab-stops>
          <style:tab-stop style:position="3.372in"/>
          <style:tab-stop style:position="3.6264in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>
        <style:tab-stops>
          <style:tab-stop style:position="3.372in"/>
          <style:tab-stop style:position="3.6264in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page" fo:background-color="transparent">
        <style:tab-stops>
          <style:tab-stop style:position="3.372in"/>
          <style:tab-stop style:position="3.6264in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page" fo:background-color="transparent">
        <style:tab-stops>
          <style:tab-stop style:position="3.372in"/>
          <style:tab-stop style:position="3.6264in"/>
        </style:tab-stops>
      </style:paragraph-properties>
      <style:text-properties style:font-name="Liberation Serif" fo:font-size="14pt" style:text-underline-style="none" fo:font-weight="bold" officeooo:rsid="001e9b4f" officeooo:paragraph-rsid="001e9b4f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>
        <style:tab-stops>
          <style:tab-stop style:position="3.372in"/>
          <style:tab-stop style:position="3.6264in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3.4366in" style:auto-text-indent="false" style:page-number="auto" fo:background-color="transparent">
        <style:tab-stops>
          <style:tab-stop style:position="3.372in"/>
          <style:tab-stop style:position="3.6264in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3.4366in" style:auto-text-indent="false" fo:background-color="transparent">
        <style:tab-stops>
          <style:tab-stop style:position="3.372in"/>
          <style:tab-stop style:position="3.6264in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>
        <style:tab-stops>
          <style:tab-stop style:position="3.372in"/>
          <style:tab-stop style:position="3.6264in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T1" style:family="text">
      <style:text-properties officeooo:rsid="001bce1f"/>
    </style:style>
    <style:style style:name="T2" style:family="text">
      <style:text-properties officeooo:rsid="001fec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NIVERSIDADE DE SÃO PAULO</text:p>
      <text:p text:style-name="P12">ESCOLA DE ARTES, CIÊNCIAS E HUMAN<text:span text:style-name="T1">I</text:span>DADES</text:p>
      <text:p text:style-name="P12">CURSO DE BACHARELADO EM SISTEMAS DE INFORMAÇÃO</text:p>
      <text:p text:style-name="P12">ACH2034 - ORGANIZAÇÃO E ARQUITETURA DE COMPUTADORES I</text:p>
      <text:p text:style-name="P12"/>
      <text:p text:style-name="P12"/>
      <text:p text:style-name="P12"/>
      <text:p text:style-name="P6">DAVI BATISTA DE SOUZA</text:p>
      <text:p text:style-name="P6">DIOGO DOS SANTOS ROCHA</text:p>
      <text:p text:style-name="P6"/>
      <text:p text:style-name="P6"/>
      <text:p text:style-name="P6"/>
      <text:p text:style-name="P6"/>
      <text:p text:style-name="P6"/>
      <text:p text:style-name="P6"/>
      <text:p text:style-name="P13">RELATÓRIO DO EXERCÍCIO-PROGRAMA (EP) DA DISCIPLINA</text:p>
      <text:p text:style-name="P13">‘ORGANIZAÇÃO E ARQUITETURA DE COMPUTADORES I’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6"/>
      <text:p text:style-name="P6"/>
      <text:p text:style-name="P6"/>
      <text:p text:style-name="P6">SÃO PAULO</text:p>
      <text:p text:style-name="P6">2024</text:p>
      <text:p text:style-name="P5"><text:soft-page-break/>DAVI BATISTA DE SOUZA</text:p>
      <text:p text:style-name="P5">DIOGO DOS SANTOS ROCH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latório do Exercício-Programa (EP) da disciplina ACH2034 -</text:p>
      <text:p text:style-name="P5">'Organização e arquitetura de computadores I’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Relatório apresentado à Escola de Artes,</text:p>
      <text:p text:style-name="P9">Ciências e Humanidades da Universidade</text:p>
      <text:p text:style-name="P9">de São Paulo como parte dos requisitos</text:p>
      <text:p text:style-name="P9">para conclusão da disciplina Organização e</text:p>
      <text:p text:style-name="P9">Arquitetura de Computadores I.</text:p>
      <text:p text:style-name="P9">Orientadora: Profa. Dra. Gisele S. Craveiro.</text:p>
      <text:p text:style-name="P9"/>
      <text:p text:style-name="P9"/>
      <text:p text:style-name="P9"/>
      <text:p text:style-name="P9"/>
      <text:p text:style-name="P9"/>
      <text:p text:style-name="P9"/>
      <text:p text:style-name="P10">São Paulo</text:p>
      <text:p text:style-name="P7">2024</text:p>
      <text:p text:style-name="P11"><text:soft-page-break/>SUMÁRIO</text:p>
      <text:p text:style-name="P11"><text:tab/></text:p>
      <text:p text:style-name="P11"/>
      <text:p text:style-name="P11"/>
      <text:p text:style-name="P11"/>
      <text:p text:style-name="P11"/>
      <text:p text:style-name="P3">SEÇÃO 1 - ORGANIZAÇÃO E ARQUITETURA MIPS</text:p>
      <text:p text:style-name="P1"/>
      <text:p text:style-name="P1"/>
      <text:p text:style-name="P1"/>
      <text:p text:style-name="P3">SEÇÃO 2 - DESCRIÇÃO DO PROBLEMA E CÓDIGO ALTO</text:p>
      <text:p text:style-name="P2">NÍVEL DA SOLUÇÃO</text:p>
      <text:p text:style-name="P2"/>
      <text:p text:style-name="P2"/>
      <text:p text:style-name="P2"/>
      <text:p text:style-name="P3">SEÇÃO 3 - CÓDIGO EM ASSEMBLY DESENVOLVIDO</text:p>
      <text:p text:style-name="P2"/>
      <text:p text:style-name="P2"/>
      <text:p text:style-name="P3">SEÇÃO 4 - EXPLICAÇÃO DETALHADA DAS INSTRUÇÕES</text:p>
      <text:p text:style-name="P2">UTILIZADAS</text:p>
      <text:p text:style-name="P2"/>
      <text:p text:style-name="P2"/>
      <text:p text:style-name="P4">Referências Bibliográfic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5T17:28:26.674759976</dc:date>
    <meta:editing-duration>PT9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8" meta:paragraph-count="31" meta:word-count="144" meta:character-count="938" meta:non-whitespace-character-count="823"/>
  </office:meta>
</office:document-meta>
</file>